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2">
      <style:graphic-properties draw:fill="none" draw:stroke="solid" svg:stroke-width="0.03125in" svg:stroke-color="#000000" draw:marker-start="a430" draw:marker-end="a431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3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3125in" svg:stroke-color="#afabab" draw:marker-start="a403" draw:marker-end="a404" svg:stroke-opacity="100%" draw:stroke-linejoin="miter" svg:stroke-linecap="butt"/>
    </style:style>
    <style:style style:family="graphic" style:name="a472">
      <style:graphic-properties draw:fill="none" draw:stroke="solid" svg:stroke-width="0.03125in" svg:stroke-color="#000000" draw:marker-start="a470" draw:marker-end="a471" svg:stroke-opacity="100%" draw:stroke-linejoin="miter" svg:stroke-linecap="butt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7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3125in" svg:stroke-color="#767171" draw:marker-start="a406" draw:marker-end="a407" svg:stroke-opacity="100%" draw:stroke-linejoin="miter" svg:stroke-linecap="butt"/>
    </style:style>
    <style:style style:family="graphic" style:name="a475">
      <style:graphic-properties draw:fill="none" draw:stroke="solid" svg:stroke-width="0.03125in" svg:stroke-color="#000000" draw:marker-start="a473" draw:marker-end="a474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0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draw:fill="none" draw:stroke="solid" svg:stroke-width="0.03125in" svg:stroke-color="#000000" draw:marker-start="a446" draw:marker-end="a447" svg:stroke-opacity="100%" draw:stroke-linejoin="miter" svg:stroke-linecap="butt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2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 draw:fill="none" draw:stroke="solid" svg:stroke-width="0.03125in" svg:stroke-color="#000000" draw:marker-start="a409" draw:marker-end="a410" svg:stroke-opacity="100%" draw:stroke-linejoin="miter" svg:stroke-linecap="butt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5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3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3125in" svg:stroke-color="#000000" draw:marker-start="a449" draw:marker-end="a450" svg:stroke-opacity="100%" draw:stroke-linejoin="miter" svg:stroke-linecap="but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1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draw:fill="none" draw:stroke="solid" svg:stroke-width="0.03125in" svg:stroke-color="#000000" draw:marker-start="a492" draw:marker-end="a493" svg:stroke-opacity="100%" draw:stroke-linejoin="miter" svg:stroke-linecap="butt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2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3125in" svg:stroke-color="#000000" draw:marker-start="a427" draw:marker-end="a428" svg:stroke-opacity="100%" draw:stroke-linejoin="miter" svg:stroke-linecap="but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draw:fill="none" draw:stroke="solid" svg:stroke-width="0.03125in" svg:stroke-color="#000000" draw:marker-start="a504" draw:marker-end="a505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3">
      <style:graphic-properties draw:fill="none" draw:stroke="solid" svg:stroke-width="0.03125in" svg:stroke-color="#afabab" draw:marker-start="a381" draw:marker-end="a382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4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connector draw:type="line" svg:x1="8.6305in" svg:y1="0.90598in" svg:x2="9.65184in" svg:y2="1.51013in" draw:end-shape="id63" draw:end-glue-point="3" draw:id="id64" draw:style-name="a383" draw:name="Straight Arrow Connector 59">
          <svg:title/>
          <svg:desc/>
        </draw:connector>
        <draw:custom-shape svg:x="2.55234in" svg:y="0.60787in" svg:width="0.51846in" svg:height="0.48276in" draw:id="id65" draw:style-name="a388" draw:name="Rectangle: Rounded Corners 6">
          <svg:title/>
          <svg:desc/>
          <text:p text:style-name="a386" text:class-names="" text:cond-style-name=""><text:span text:style-name="a384" text:class-names="">5</text:span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55233in" svg:y="1.18258in" svg:width="1.27953in" svg:height="0.48276in" draw:id="id66" draw:style-name="a393" draw:name="Rectangle: Rounded Corners 8">
          <svg:title/>
          <svg:desc/>
          <text:p text:style-name="a391" text:class-names="" text:cond-style-name=""><text:span text:style-name="a389" text:class-names="">‘hello’</text:span><text:span text:style-name="a3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55233in" svg:y="1.7573in" svg:width="1.27953in" svg:height="0.48276in" draw:id="id67" draw:style-name="a398" draw:name="Rectangle: Rounded Corners 9">
          <svg:title/>
          <svg:desc/>
          <text:p text:style-name="a396" text:class-names="" text:cond-style-name=""><text:span text:style-name="a394" text:class-names="">[3,2,1]</text:span><text:span text:style-name="a3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8" draw:style-name="a402" draw:name="TextBox 11" svg:x="0.83185in" svg:y="0.89648in" svg:width="0.41758in" svg:height="0.5722in">
          <draw:text-box>
            <text:p text:style-name="a401" text:class-names="" text:cond-style-name=""><text:span text:style-name="a399" text:class-names="">x</text:span><text:span text:style-name="a400" text:class-names=""/></text:p>
          </draw:text-box>
          <svg:title/>
          <svg:desc/>
        </draw:frame>
        <draw:connector draw:type="line" svg:x1="1.24943in" svg:y1="1.18258in" draw:start-shape="id68" draw:start-glue-point="1" svg:x2="2.55234in" svg:y2="0.84925in" draw:end-shape="id65" draw:end-glue-point="3" draw:id="id69" draw:style-name="a405" draw:name="Straight Arrow Connector 13">
          <svg:title/>
          <svg:desc/>
        </draw:connector>
        <draw:connector draw:type="line" svg:x1="1.24943in" svg:y1="1.18258in" draw:start-shape="id68" draw:start-glue-point="1" svg:x2="2.55233in" svg:y2="1.42396in" draw:end-shape="id66" draw:end-glue-point="3" draw:id="id70" draw:style-name="a408" draw:name="Straight Arrow Connector 16">
          <svg:title/>
          <svg:desc/>
        </draw:connector>
        <draw:connector draw:type="line" svg:x1="1.24943in" svg:y1="1.18258in" draw:start-shape="id68" draw:start-glue-point="1" svg:x2="2.55233in" svg:y2="1.99868in" draw:end-shape="id67" draw:end-glue-point="3" draw:id="id71" draw:style-name="a411" draw:name="Straight Arrow Connector 19">
          <svg:title/>
          <svg:desc/>
        </draw:connector>
        <draw:custom-shape svg:x="6.09419in" svg:y="0.98014in" svg:width="1.27953in" svg:height="0.48276in" draw:id="id72" draw:style-name="a416" draw:name="Rectangle: Rounded Corners 36">
          <svg:title/>
          <svg:desc/>
          <text:p text:style-name="a414" text:class-names="" text:cond-style-name=""><text:span text:style-name="a412" text:class-names="">[3,2,1]</text:span><text:span text:style-name="a4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9785in" svg:y="4.312in" svg:width="0.56637in" svg:height="0.48276in" draw:id="id73" draw:style-name="a422" draw:name="Rectangle: Rounded Corners 37">
          <svg:title/>
          <svg:desc/>
          <text:p text:style-name="a420" text:class-names="" text:cond-style-name=""><text:span text:style-name="a417" text:class-names="">5</text:span><text:span text:style-name="a418" text:class-names="">]</text:span><text:span text:style-name="a4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426" draw:name="TextBox 38" svg:x="4.3737in" svg:y="0.56315in" svg:width="0.41758in" svg:height="0.5722in">
          <draw:text-box>
            <text:p text:style-name="a425" text:class-names="" text:cond-style-name=""><text:span text:style-name="a423" text:class-names="">x</text:span><text:span text:style-name="a424" text:class-names=""/></text:p>
          </draw:text-box>
          <svg:title/>
          <svg:desc/>
        </draw:frame>
        <draw:connector draw:type="line" svg:x1="4.79128in" svg:y1="0.84925in" draw:start-shape="id74" draw:start-glue-point="1" svg:x2="6.09419in" svg:y2="1.22152in" draw:end-shape="id72" draw:end-glue-point="3" draw:id="id75" draw:style-name="a429" draw:name="Straight Arrow Connector 41">
          <svg:title/>
          <svg:desc/>
        </draw:connector>
        <draw:connector draw:type="line" svg:x1="4.79128in" svg:y1="1.36353in" draw:start-shape="id76" draw:start-glue-point="1" svg:x2="6.09419in" svg:y2="1.22152in" draw:end-shape="id72" draw:end-glue-point="3" draw:id="id77" draw:style-name="a432" draw:name="Straight Arrow Connector 42">
          <svg:title/>
          <svg:desc/>
        </draw:connector>
        <draw:frame draw:id="id76" draw:style-name="a436" draw:name="TextBox 43" svg:x="4.3737in" svg:y="1.07743in" svg:width="0.41758in" svg:height="0.5722in">
          <draw:text-box>
            <text:p text:style-name="a435" text:class-names="" text:cond-style-name=""><text:span text:style-name="a433" text:class-names="">y</text:span><text:span text:style-name="a434" text:class-names=""/></text:p>
          </draw:text-box>
          <svg:title/>
          <svg:desc/>
        </draw:frame>
        <draw:custom-shape svg:x="9.65184in" svg:y="1.26875in" svg:width="1.5061in" svg:height="0.48276in" draw:id="id63" draw:style-name="a441" draw:name="Rectangle: Rounded Corners 46">
          <svg:title/>
          <svg:desc/>
          <text:p text:style-name="a439" text:class-names="" text:cond-style-name=""><text:span text:style-name="a437" text:class-names="">[3,2,1,4]</text:span><text:span text:style-name="a4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8" draw:style-name="a445" draw:name="TextBox 48" svg:x="8.21292in" svg:y="0.62358in" svg:width="0.41758in" svg:height="0.5722in">
          <draw:text-box>
            <text:p text:style-name="a444" text:class-names="" text:cond-style-name=""><text:span text:style-name="a442" text:class-names="">x</text:span><text:span text:style-name="a443" text:class-names=""/></text:p>
          </draw:text-box>
          <svg:title/>
          <svg:desc/>
        </draw:frame>
        <draw:connector draw:type="line" svg:x1="8.6305in" svg:y1="0.90969in" draw:start-shape="id78" draw:start-glue-point="1" svg:x2="9.6404in" svg:y2="0.89648in" draw:end-shape="id79" draw:end-glue-point="3" draw:id="id80" draw:style-name="a448" draw:name="Straight Arrow Connector 49">
          <svg:title/>
          <svg:desc/>
        </draw:connector>
        <draw:connector draw:type="line" svg:x1="8.6305in" svg:y1="1.51013in" draw:start-shape="id81" draw:start-glue-point="1" svg:x2="9.65184in" svg:y2="1.51013in" draw:end-shape="id63" draw:end-glue-point="3" draw:id="id82" draw:style-name="a451" draw:name="Straight Arrow Connector 50">
          <svg:title/>
          <svg:desc/>
        </draw:connector>
        <draw:frame draw:id="id81" draw:style-name="a455" draw:name="TextBox 51" svg:x="8.21292in" svg:y="1.22403in" svg:width="0.41758in" svg:height="0.5722in">
          <draw:text-box>
            <text:p text:style-name="a454" text:class-names="" text:cond-style-name=""><text:span text:style-name="a452" text:class-names="">y</text:span><text:span text:style-name="a453" text:class-names=""/></text:p>
          </draw:text-box>
          <svg:title/>
          <svg:desc/>
        </draw:frame>
        <draw:custom-shape svg:x="9.6404in" svg:y="0.6551in" svg:width="2.53822in" svg:height="0.48276in" draw:id="id79" draw:style-name="a460" draw:name="Rectangle: Rounded Corners 52">
          <svg:title/>
          <svg:desc/>
          <text:p text:style-name="a458" text:class-names="" text:cond-style-name=""><text:span text:style-name="a456" text:class-names="">‘something else’</text:span><text:span text:style-name="a4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55233in" svg:y="3.39766in" svg:width="1.53616in" svg:height="0.48276in" draw:id="id83" draw:style-name="a465" draw:name="Rectangle: Rounded Corners 68">
          <svg:title/>
          <svg:desc/>
          <text:p text:style-name="a463" text:class-names="" text:cond-style-name=""><text:span text:style-name="a461" text:class-names="">[3,2,1,4]</text:span><text:span text:style-name="a4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4" draw:style-name="a469" draw:name="TextBox 70" svg:x="0.83185in" svg:y="3.33301in" svg:width="0.41758in" svg:height="0.5722in">
          <draw:text-box>
            <text:p text:style-name="a468" text:class-names="" text:cond-style-name=""><text:span text:style-name="a466" text:class-names="">x</text:span><text:span text:style-name="a467" text:class-names=""/></text:p>
          </draw:text-box>
          <svg:title/>
          <svg:desc/>
        </draw:frame>
        <draw:connector draw:type="line" svg:x1="1.24943in" svg:y1="3.61911in" draw:start-shape="id84" draw:start-glue-point="1" svg:x2="2.55233in" svg:y2="3.63904in" draw:end-shape="id83" draw:end-glue-point="3" draw:id="id85" draw:style-name="a472" draw:name="Straight Arrow Connector 71">
          <svg:title/>
          <svg:desc/>
        </draw:connector>
        <draw:connector draw:type="line" svg:x1="1.24943in" svg:y1="4.54192in" draw:start-shape="id86" draw:start-glue-point="1" svg:x2="2.55233in" svg:y2="4.54193in" draw:end-shape="id87" draw:end-glue-point="3" draw:id="id88" draw:style-name="a475" draw:name="Straight Arrow Connector 72">
          <svg:title/>
          <svg:desc/>
        </draw:connector>
        <draw:frame draw:id="id86" draw:style-name="a479" draw:name="TextBox 73" svg:x="0.83185in" svg:y="4.25582in" svg:width="0.41758in" svg:height="0.5722in">
          <draw:text-box>
            <text:p text:style-name="a478" text:class-names="" text:cond-style-name=""><text:span text:style-name="a476" text:class-names="">y</text:span><text:span text:style-name="a477" text:class-names=""/></text:p>
          </draw:text-box>
          <svg:title/>
          <svg:desc/>
        </draw:frame>
        <draw:custom-shape svg:x="2.55233in" svg:y="4.30055in" svg:width="1.53616in" svg:height="0.48276in" draw:id="id87" draw:style-name="a484" draw:name="Rectangle: Rounded Corners 78">
          <svg:title/>
          <svg:desc/>
          <text:p text:style-name="a482" text:class-names="" text:cond-style-name=""><text:span text:style-name="a480" text:class-names="">[3,2,1,4]</text:span><text:span text:style-name="a4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9" draw:style-name="a491" draw:name="TextBox 81" svg:x="2.55233in" svg:y="3.97237in" svg:width="1.30989in" svg:height="0.40391in">
          <draw:text-box>
            <text:p text:style-name="a490" text:class-names="" text:cond-style-name=""><text:span text:style-name="a485" text:class-names="">x</text:span><text:span text:style-name="a486" text:class-names="">.copy</text:span><text:span text:style-name="a487" text:class-names="">(</text:span><text:span text:style-name="a488" text:class-names="">)</text:span><text:span text:style-name="a489" text:class-names=""/></text:p>
          </draw:text-box>
          <svg:title/>
          <svg:desc/>
        </draw:frame>
        <draw:connector draw:type="line" svg:x1="7.97541in" svg:y1="3.61911in" draw:start-shape="id90" draw:start-glue-point="1" svg:x2="9.27831in" svg:y2="3.61911in" draw:end-shape="id91" draw:end-glue-point="3" draw:id="id92" draw:style-name="a494" draw:name="Straight Arrow Connector 84">
          <svg:title/>
          <svg:desc/>
        </draw:connector>
        <draw:frame draw:id="id90" draw:style-name="a498" draw:name="TextBox 85" svg:x="7.55783in" svg:y="3.33301in" svg:width="0.41758in" svg:height="0.5722in">
          <draw:text-box>
            <text:p text:style-name="a497" text:class-names="" text:cond-style-name=""><text:span text:style-name="a495" text:class-names="">y</text:span><text:span text:style-name="a496" text:class-names=""/></text:p>
          </draw:text-box>
          <svg:title/>
          <svg:desc/>
        </draw:frame>
        <draw:custom-shape svg:x="9.27831in" svg:y="3.37773in" svg:width="2.08785in" svg:height="0.48276in" draw:id="id91" draw:style-name="a503" draw:name="Rectangle: Rounded Corners 86">
          <svg:title/>
          <svg:desc/>
          <text:p text:style-name="a501" text:class-names="" text:cond-style-name=""><text:span text:style-name="a499" text:class-names="">[3,2,1,4,5]</text:span><text:span text:style-name="a5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9721in" svg:y1="4.54192in" draw:start-shape="id93" draw:start-glue-point="1" svg:x2="9.275in" svg:y2="4.54193in" draw:end-shape="id94" draw:end-glue-point="3" draw:id="id95" draw:style-name="a506" draw:name="Straight Arrow Connector 87">
          <svg:title/>
          <svg:desc/>
        </draw:connector>
        <draw:frame draw:id="id93" draw:style-name="a509" draw:name="TextBox 88" svg:x="7.55452in" svg:y="4.25582in" svg:width="0.41758in" svg:height="0.5722in">
          <draw:text-box>
            <text:p text:style-name="a508" text:class-names="" text:cond-style-name=""><text:span text:style-name="a507" text:class-names="">z</text:span></text:p>
          </draw:text-box>
          <svg:title/>
          <svg:desc/>
        </draw:frame>
        <draw:custom-shape svg:x="9.275in" svg:y="4.30055in" svg:width="1.91417in" svg:height="0.48276in" draw:id="id94" draw:style-name="a514" draw:name="Rectangle: Rounded Corners 89">
          <svg:title/>
          <svg:desc/>
          <text:p text:style-name="a512" text:class-names="" text:cond-style-name=""><text:span text:style-name="a510" text:class-names="">[1,2,3,4,5]</text:span><text:span text:style-name="a5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6" draw:style-name="a518" draw:name="TextBox 90" svg:x="9.36278in" svg:y="3.97237in" svg:width="1.44838in" svg:height="0.40391in">
          <draw:text-box>
            <text:p text:style-name="a517" text:class-names="" text:cond-style-name=""><text:span text:style-name="a515" text:class-names="">sorted(y)</text:span><text:span text:style-name="a516" text:class-names=""/></text:p>
          </draw:text-box>
          <svg:title/>
          <svg:desc/>
        </draw:frame>
        <draw:custom-shape svg:x="7.37in" svg:y="0.98469in" svg:width="0.56637in" svg:height="0.48276in" draw:id="id97" draw:style-name="a523" draw:name="Rectangle: Rounded Corners 93">
          <svg:title/>
          <svg:desc/>
          <text:p text:style-name="a521" text:class-names="" text:cond-style-name=""><text:span text:style-name="a519" text:class-names="">4]</text:span><text:span text:style-name="a5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64" draw:style="linear" draw:angle="0" draw:start-color="#ffdd9c" draw:end-color="#ffd78e" draw:start-intensity="100%" draw:end-intensity="100%"/>
    <draw:gradient draw:name="a459" draw:style="linear" draw:angle="0" draw:start-color="#b1cbe9" draw:end-color="#a3c1e5" draw:start-intensity="100%" draw:end-intensity="100%"/>
    <draw:gradient draw:name="a483" draw:style="linear" draw:angle="0" draw:start-color="#ffdd9c" draw:end-color="#ffd78e" draw:start-intensity="100%" draw:end-intensity="100%"/>
    <draw:gradient draw:name="a415" draw:style="linear" draw:angle="0" draw:start-color="#ffdd9c" draw:end-color="#ffd78e" draw:start-intensity="100%" draw:end-intensity="100%"/>
    <draw:gradient draw:name="a421" draw:style="linear" draw:angle="0" draw:start-color="#ffdd9c" draw:end-color="#ffd78e" draw:start-intensity="100%" draw:end-intensity="100%"/>
    <draw:gradient draw:name="a440" draw:style="linear" draw:angle="0" draw:start-color="#ffdd9c" draw:end-color="#ffd78e" draw:start-intensity="100%" draw:end-intensity="100%"/>
    <draw:gradient draw:name="a502" draw:style="linear" draw:angle="0" draw:start-color="#ffdd9c" draw:end-color="#ffd78e" draw:start-intensity="100%" draw:end-intensity="100%"/>
    <draw:gradient draw:name="a392" draw:style="linear" draw:angle="0" draw:start-color="#b1cbe9" draw:end-color="#a3c1e5" draw:start-intensity="100%" draw:end-intensity="100%"/>
    <draw:gradient draw:name="a387" draw:style="linear" draw:angle="0" draw:start-color="#b1cbe9" draw:end-color="#a3c1e5" draw:start-intensity="100%" draw:end-intensity="100%"/>
    <draw:gradient draw:name="a513" draw:style="linear" draw:angle="0" draw:start-color="#ffdd9c" draw:end-color="#ffd78e" draw:start-intensity="100%" draw:end-intensity="100%"/>
    <draw:gradient draw:name="a522" draw:style="linear" draw:angle="0" draw:start-color="#ffdd9c" draw:end-color="#ffd78e" draw:start-intensity="100%" draw:end-intensity="100%"/>
    <draw:gradient draw:name="a397" draw:style="linear" draw:angle="0" draw:start-color="#ffdd9c" draw:end-color="#ffd78e" draw:start-intensity="100%" draw:end-intensity="100%"/>
    <draw:marker draw:name="a492" svg:viewBox="0 0 20 30" svg:d="m10 0-10 30h20z"/>
    <draw:marker draw:name="a493" svg:viewBox="0 0 20 30" svg:d="m10 0-10 30h20z"/>
    <draw:marker draw:name="a403" svg:viewBox="0 0 20 30" svg:d="m10 0-10 30h20z"/>
    <draw:marker draw:name="a404" svg:viewBox="0 0 20 30" svg:d="m10 0-10 30h20z"/>
    <draw:marker draw:name="a406" svg:viewBox="0 0 20 30" svg:d="m10 0-10 30h20z"/>
    <draw:marker draw:name="a407" svg:viewBox="0 0 20 30" svg:d="m10 0-10 30h20z"/>
    <draw:marker draw:name="a409" svg:viewBox="0 0 20 30" svg:d="m10 0-10 30h20z"/>
    <draw:marker draw:name="a446" svg:viewBox="0 0 20 30" svg:d="m10 0-10 30h20z"/>
    <draw:marker draw:name="a447" svg:viewBox="0 0 20 30" svg:d="m10 0-10 30h20z"/>
    <draw:marker draw:name="a449" svg:viewBox="0 0 20 30" svg:d="m10 0-10 30h20z"/>
    <draw:marker draw:name="a430" svg:viewBox="0 0 20 30" svg:d="m10 0-10 30h20z"/>
    <draw:marker draw:name="a431" svg:viewBox="0 0 20 30" svg:d="m10 0-10 30h20z"/>
    <draw:marker draw:name="a470" svg:viewBox="0 0 20 30" svg:d="m10 0-10 30h20z"/>
    <draw:marker draw:name="a471" svg:viewBox="0 0 20 30" svg:d="m10 0-10 30h20z"/>
    <draw:marker draw:name="a504" svg:viewBox="0 0 20 30" svg:d="m10 0-10 30h20z"/>
    <draw:marker draw:name="a473" svg:viewBox="0 0 20 30" svg:d="m10 0-10 30h20z"/>
    <draw:marker draw:name="a505" svg:viewBox="0 0 20 30" svg:d="m10 0-10 30h20z"/>
    <draw:marker draw:name="a474" svg:viewBox="0 0 20 30" svg:d="m10 0-10 30h20z"/>
    <draw:marker draw:name="a427" svg:viewBox="0 0 20 30" svg:d="m10 0-10 30h20z"/>
    <draw:marker draw:name="a428" svg:viewBox="0 0 20 30" svg:d="m10 0-10 30h20z"/>
    <draw:marker draw:name="a410" svg:viewBox="0 0 20 30" svg:d="m10 0-10 30h20z"/>
    <draw:marker draw:name="a381" svg:viewBox="0 0 20 30" svg:d="m10 0-10 30h20z"/>
    <draw:marker draw:name="a450" svg:viewBox="0 0 20 30" svg:d="m10 0-10 30h20z"/>
    <draw:marker draw:name="a38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iago Silva (Cefas)</meta:initial-creator>
    <dc:creator>Tiago Silva (Cefas)</dc:creator>
    <meta:creation-date>2021-05-27T09:55:20Z</meta:creation-date>
    <dc:date>2021-05-27T11:06:28Z</dc:date>
    <meta:editing-cycles>4</meta:editing-cycles>
    <meta:editing-duration>PT4267S</meta:editing-duration>
    <meta:user-defined meta:name="MSIP_Label_a0c2ddd0-afbf-49e4-8b02-da81def1ba6b_Enabled">True</meta:user-defined>
    <meta:user-defined meta:name="MSIP_Label_a0c2ddd0-afbf-49e4-8b02-da81def1ba6b_SiteId">eeea3199-afa0-41eb-bbf2-f6e42c3da7cf</meta:user-defined>
    <meta:user-defined meta:name="MSIP_Label_a0c2ddd0-afbf-49e4-8b02-da81def1ba6b_Owner">tiago.silva@cefas.co.uk</meta:user-defined>
    <meta:user-defined meta:name="MSIP_Label_a0c2ddd0-afbf-49e4-8b02-da81def1ba6b_SetDate">2021-05-27T11:04:59.8126997Z</meta:user-defined>
    <meta:user-defined meta:name="MSIP_Label_a0c2ddd0-afbf-49e4-8b02-da81def1ba6b_Name">Official</meta:user-defined>
    <meta:user-defined meta:name="MSIP_Label_a0c2ddd0-afbf-49e4-8b02-da81def1ba6b_Application">Microsoft Azure Information Protection</meta:user-defined>
    <meta:user-defined meta:name="MSIP_Label_a0c2ddd0-afbf-49e4-8b02-da81def1ba6b_ActionId">f5750ca7-67d4-40fb-b777-087699644c61</meta:user-defined>
    <meta:user-defined meta:name="MSIP_Label_a0c2ddd0-afbf-49e4-8b02-da81def1ba6b_Extended_MSFT_Method">Automatic</meta:user-defined>
    <meta:user-defined meta:name="Sensitivity">Official</meta:user-defined>
    <meta:document-statistic meta:paragraph-count="23" meta:word-count="50"/>
  </office:meta>
</office:document-meta>
</file>